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978" officeooo:paragraph-rsid="000d6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ääritte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20:50.559820577</meta:creation-date>
    <dc:date>2015-10-29T16:22:49.65242021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4.2.8.2$Linux_X86_64 LibreOffice_project/420m0$Build-2</meta:generator>
  </office:meta>
</office:document-meta>
</file>